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15" manifest:media-type=""/>
  <manifest:file-entry manifest:full-path="ObjectReplacements/Object 30" manifest:media-type=""/>
  <manifest:file-entry manifest:full-path="ObjectReplacements/Object 16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37" manifest:media-type=""/>
  <manifest:file-entry manifest:full-path="ObjectReplacements/Object 34" manifest:media-type=""/>
  <manifest:file-entry manifest:full-path="ObjectReplacements/Object 25" manifest:media-type=""/>
  <manifest:file-entry manifest:full-path="ObjectReplacements/Object 40" manifest:media-type="application/x-openoffice-gdimetafile;windows_formatname=&quot;GDIMetaFile&quot;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ole-draw-aspect="1" style:protect="size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svg:stroke-color="#ff3333" draw:fill="none" draw:textarea-vertical-align="middle" draw:shadow="hidden"/>
    </style:style>
    <style:style style:name="gr4" style:family="graphic" style:parent-style-name="objectwithoutfill">
      <style:graphic-properties draw:stroke="dash" draw:stroke-dash="Fine_20_Dashed" svg:stroke-color="#ff3333" draw:fill="none" draw:textarea-vertical-align="middle" draw:shadow="hidden"/>
    </style:style>
    <style:style style:name="gr5" style:family="graphic" style:parent-style-name="Object_20_with_20_no_20_fill_20_and_20_no_20_line">
      <style:graphic-properties svg:stroke-color="#ff3333" draw:textarea-vertical-align="middle" draw:shadow="hidden" draw:ole-draw-aspect="1" style:protect="size"/>
    </style:style>
    <style:style style:name="gr6" style:family="graphic" style:parent-style-name="objectwithoutfill">
      <style:graphic-properties svg:stroke-color="#6666ff" draw:fill="none" draw:textarea-vertical-align="middle" draw:shadow="hidden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 draw:shadow="hidden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 fo:background-color="#ff3333" style:font-size-asian="18pt" style:font-size-complex="18pt"/>
    </style: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009cm" svg:height="0.53cm" svg:x="13.842cm" svg:y="10.4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1.014cm" svg:height="0.53cm" svg:x="10.833cm" svg:y="10.4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4" draw:id="id4" draw:layer="layout" svg:width="1.005cm" svg:height="0.53cm" svg:x="16.842cm" svg:y="10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1" draw:id="id1" draw:layer="layout" svg:width="0.873cm" svg:height="0.492cm" svg:x="13.838cm" svg:y="6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2" draw:layer="layout" draw:type="line" svg:x1="14.274cm" svg:y1="6.991cm" svg:x2="11.34cm" svg:y2="10.469cm" draw:start-shape="id1" draw:start-glue-point="2" draw:end-shape="id2" draw:end-glue-point="0" svg:d="M14274 6991l-2934 3478" svg:viewBox="0 0 2935 3479">
          <text:p/>
        </draw:connector>
        <draw:connector draw:style-name="gr2" draw:text-style-name="P2" draw:layer="layout" draw:type="line" svg:x1="14.274cm" svg:y1="6.991cm" svg:x2="14.346cm" svg:y2="10.469cm" draw:start-shape="id1" draw:start-glue-point="2" draw:end-shape="id3" draw:end-glue-point="0" svg:d="M14274 6991l72 3478" svg:viewBox="0 0 73 3479">
          <text:p/>
        </draw:connector>
        <draw:connector draw:style-name="gr2" draw:text-style-name="P2" draw:layer="layout" draw:type="line" svg:x1="14.274cm" svg:y1="6.991cm" svg:x2="17.344cm" svg:y2="10.499cm" draw:start-shape="id1" draw:start-glue-point="2" draw:end-shape="id4" draw:end-glue-point="0" svg:d="M14274 6991l3070 3508" svg:viewBox="0 0 3071 3509">
          <text:p/>
        </draw:connector>
        <draw:frame draw:style-name="gr1" draw:text-style-name="P1" xml:id="id5" draw:id="id5" draw:layer="layout" svg:width="0.954cm" svg:height="0.53cm" svg:x="7.893cm" svg:y="5.4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2" draw:layer="layout" draw:type="line" svg:x1="8.847cm" svg:y1="5.734cm" svg:x2="13.838cm" svg:y2="6.745cm" draw:start-shape="id5" draw:start-glue-point="1" draw:end-shape="id1" draw:end-glue-point="3" svg:d="M8847 5734l4991 1011" svg:viewBox="0 0 4992 1012">
          <text:p/>
        </draw:connector>
        <draw:frame draw:style-name="gr1" draw:text-style-name="P1" xml:id="id11" draw:id="id11" draw:layer="layout" svg:width="0.818cm" svg:height="0.492cm" svg:x="7.947cm" svg:y="8.46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6" draw:id="id6" draw:layer="layout" svg:width="1.005cm" svg:height="0.53cm" svg:x="4.847cm" svg:y="5.4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7" draw:id="id7" draw:layer="layout" svg:width="1.737cm" svg:height="0.53cm" svg:x="1.847cm" svg:y="7.46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2" draw:layer="layout" draw:type="line" svg:x1="7.893cm" svg:y1="5.734cm" svg:x2="5.852cm" svg:y2="5.734cm" draw:start-shape="id5" draw:start-glue-point="3" draw:end-shape="id6" draw:end-glue-point="1" svg:d="M7893 5734h-2041" svg:viewBox="0 0 2042 1">
          <text:p/>
        </draw:connector>
        <draw:connector draw:style-name="gr3" draw:text-style-name="P2" draw:layer="layout" draw:type="line" svg:x1="4.847cm" svg:y1="5.734cm" svg:x2="2.715cm" svg:y2="7.469cm" draw:start-shape="id6" draw:start-glue-point="3" draw:end-shape="id7" draw:end-glue-point="0" svg:d="M4847 5734l-2132 1735" svg:viewBox="0 0 2133 1736">
          <text:p/>
        </draw:connector>
        <draw:frame draw:style-name="gr1" draw:text-style-name="P1" xml:id="id8" draw:id="id8" draw:layer="layout" svg:width="1.026cm" svg:height="0.53cm" svg:x="1.81cm" svg:y="11.4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xml:id="id9" draw:id="id9" draw:layer="layout" svg:width="0.839cm" svg:height="0.492cm" svg:x="4.847cm" svg:y="11.4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10" draw:id="id10" draw:layer="layout" svg:width="1.457cm" svg:height="0.53cm" svg:x="3.847cm" svg:y="13.50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" draw:text-style-name="P2" draw:layer="layout" draw:type="line" svg:x1="2.715cm" svg:y1="7.999cm" svg:x2="2.323cm" svg:y2="11.499cm" draw:start-shape="id7" draw:start-glue-point="2" draw:end-shape="id8" draw:end-glue-point="0" svg:d="M2715 7999l-392 3500" svg:viewBox="0 0 393 3501">
          <text:p/>
        </draw:connector>
        <draw:connector draw:style-name="gr2" draw:text-style-name="P2" draw:layer="layout" draw:type="line" svg:x1="2.836cm" svg:y1="11.764cm" svg:x2="4.847cm" svg:y2="11.745cm" draw:start-shape="id8" draw:start-glue-point="1" draw:end-shape="id9" draw:end-glue-point="3" svg:d="M2836 11764l2011-19" svg:viewBox="0 0 2012 20">
          <text:p/>
        </draw:connector>
        <draw:connector draw:style-name="gr3" draw:text-style-name="P2" draw:layer="layout" draw:type="line" svg:x1="5.266cm" svg:y1="11.991cm" svg:x2="4.575cm" svg:y2="13.507cm" draw:start-shape="id9" draw:start-glue-point="2" draw:end-shape="id10" draw:end-glue-point="0" svg:d="M5266 11991l-691 1516" svg:viewBox="0 0 692 1517">
          <text:p/>
        </draw:connector>
        <draw:connector draw:style-name="gr2" draw:text-style-name="P2" draw:layer="layout" draw:type="line" svg:x1="8.37cm" svg:y1="5.999cm" svg:x2="8.356cm" svg:y2="8.469cm" draw:start-shape="id5" draw:start-glue-point="2" draw:end-shape="id11" draw:end-glue-point="0" svg:d="M8370 5999l-14 2470" svg:viewBox="0 0 15 2471">
          <text:p/>
        </draw:connector>
        <draw:frame draw:style-name="gr1" draw:text-style-name="P1" xml:id="id12" draw:id="id12" draw:layer="layout" svg:width="1.746cm" svg:height="0.53cm" svg:x="8.901cm" svg:y="13.46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3" draw:id="id13" draw:layer="layout" svg:width="1.741cm" svg:height="0.53cm" svg:x="12.247cm" svg:y="13.4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4" draw:id="id14" draw:layer="layout" svg:width="1.737cm" svg:height="0.53cm" svg:x="15.447cm" svg:y="13.46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3" draw:text-style-name="P2" draw:layer="layout" draw:type="line" svg:x1="11.34cm" svg:y1="10.999cm" svg:x2="9.774cm" svg:y2="13.469cm" draw:start-shape="id2" draw:start-glue-point="2" draw:end-shape="id12" draw:end-glue-point="0" svg:d="M11340 10999l-1566 2470" svg:viewBox="0 0 1567 2471">
          <text:p/>
        </draw:connector>
        <draw:connector draw:style-name="gr3" draw:text-style-name="P2" draw:layer="layout" draw:type="line" svg:x1="14.346cm" svg:y1="10.999cm" svg:x2="13.117cm" svg:y2="13.469cm" draw:start-shape="id3" draw:start-glue-point="2" draw:end-shape="id13" draw:end-glue-point="0" svg:d="M14346 10999l-1229 2470" svg:viewBox="0 0 1230 2471">
          <text:p/>
        </draw:connector>
        <draw:connector draw:style-name="gr3" draw:text-style-name="P2" draw:layer="layout" draw:type="line" svg:x1="17.344cm" svg:y1="11.029cm" svg:x2="16.315cm" svg:y2="13.469cm" draw:start-shape="id4" draw:start-glue-point="2" draw:end-shape="id14" draw:end-glue-point="0" svg:d="M17344 11029l-1029 2440" svg:viewBox="0 0 1030 2441">
          <text:p/>
        </draw:connector>
        <draw:frame draw:style-name="gr1" draw:text-style-name="P1" xml:id="id15" draw:id="id15" draw:layer="layout" svg:width="0.683cm" svg:height="0.53cm" svg:x="1.464cm" svg:y="14.0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4" draw:text-style-name="P2" draw:layer="layout" draw:type="line" svg:x1="2.323cm" svg:y1="12.029cm" svg:x2="1.805cm" svg:y2="14.099cm" draw:start-shape="id8" draw:start-glue-point="2" draw:end-shape="id15" draw:end-glue-point="0" svg:d="M2323 12029l-518 2070" svg:viewBox="0 0 519 2071">
          <text:p/>
        </draw:connector>
        <draw:frame draw:style-name="gr1" draw:text-style-name="P1" draw:layer="layout" svg:width="3.875cm" svg:height="0.628cm" svg:x="8.747cm" svg:y="7.19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.553cm" svg:height="0.597cm" svg:x="10.847cm" svg:y="5.39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736cm" svg:height="0.636cm" svg:x="6.447cm" svg:y="4.7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3" draw:layer="layout" svg:width="1.178cm" svg:height="0.636cm" svg:x="2.669cm" svg:y="5.76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3" draw:layer="layout" svg:width="2.068cm" svg:height="0.636cm" svg:x="2.847cm" svg:y="9.3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draw:layer="layout" svg:width="1.006cm" svg:height="0.597cm" svg:x="5.447cm" svg:y="12.3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3" draw:layer="layout" svg:width="0.744cm" svg:height="0.628cm" svg:x="3.341cm" svg:y="10.97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737cm" svg:height="0.604cm" svg:x="12.347cm" svg:y="9.36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37cm" svg:height="0.604cm" svg:x="14.61cm" svg:y="9.39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737cm" svg:height="0.604cm" svg:x="17.01cm" svg:y="9.39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.179cm" svg:height="0.643cm" svg:x="17.11cm" svg:y="11.9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.179cm" svg:height="0.643cm" svg:x="14.047cm" svg:y="11.99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.179cm" svg:height="0.643cm" svg:x="10.947cm" svg:y="11.99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17" draw:id="id17" draw:layer="layout" svg:width="0.661cm" svg:height="0.53cm" svg:x="8.464cm" svg:y="10.69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xml:id="id16" draw:id="id16" draw:layer="layout" svg:width="1.402cm" svg:height="0.492cm" svg:x="6.447cm" svg:y="10.00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6" draw:text-style-name="P2" draw:layer="layout" draw:type="line" svg:x1="8.356cm" svg:y1="8.961cm" svg:x2="7.148cm" svg:y2="10.007cm" draw:start-shape="id11" draw:start-glue-point="2" draw:end-shape="id16" draw:end-glue-point="0" svg:d="M8356 8961l-1208 1046" svg:viewBox="0 0 1209 1047">
          <text:p/>
        </draw:connector>
        <draw:connector draw:style-name="gr7" draw:text-style-name="P2" draw:layer="layout" draw:type="line" svg:x1="8.356cm" svg:y1="8.961cm" svg:x2="8.794cm" svg:y2="10.699cm" draw:start-shape="id11" draw:start-glue-point="2" draw:end-shape="id17" draw:end-glue-point="0" svg:d="M8356 8961l438 1738" svg:viewBox="0 0 439 1739">
          <text:p/>
        </draw:connector>
        <draw:frame draw:style-name="gr5" draw:text-style-name="P3" draw:layer="layout" svg:width="0.974cm" svg:height="0.589cm" svg:x="6.269cm" svg:y="8.99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18" draw:id="id18" draw:layer="layout" svg:width="1.41cm" svg:height="0.492cm" svg:x="16.845cm" svg:y="4.5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6" draw:text-style-name="P2" draw:layer="layout" draw:type="line" svg:x1="17.55cm" svg:y1="5.091cm" svg:x2="14.711cm" svg:y2="6.745cm" draw:start-shape="id18" draw:start-glue-point="2" draw:end-shape="id1" draw:end-glue-point="1" svg:d="M17550 5091l-2839 1654" svg:viewBox="0 0 2840 1655">
          <text:p/>
        </draw:connector>
        <draw:frame draw:style-name="gr5" draw:text-style-name="P3" draw:layer="layout" svg:width="0.978cm" svg:height="0.589cm" svg:x="15.147cm" svg:y="5.19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9.021cm" svg:height="0.589cm" svg:x="4.147cm" svg:y="2.4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" draw:layer="layout" svg:width="8.227cm" svg:height="0.636cm" svg:x="19.973cm" svg:y="5.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frame draw:style-name="gr8" draw:text-style-name="P1" draw:layer="layout" svg:width="5.633cm" svg:height="0.636cm" svg:x="20.031cm" svg:y="10.019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8" draw:text-style-name="P1" draw:layer="layout" svg:width="3.608cm" svg:height="0.636cm" svg:x="20.031cm" svg:y="11.055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1" draw:layer="layout" svg:width="8.212cm" svg:height="0.636cm" svg:x="11.5cm" svg:y="1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1" draw:layer="layout" svg:width="5.615cm" svg:height="0.636cm" svg:x="11.485cm" svg:y="17.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1" draw:layer="layout" svg:width="17.028cm" svg:height="0.636cm" svg:x="11.5cm" svg:y="18.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0:05:19.722074000</meta:creation-date>
    <dc:date>2016-12-10T21:53:27.783559000</dc:date>
    <meta:editing-duration>PT1H47M29S</meta:editing-duration>
    <meta:editing-cycles>16</meta:editing-cycles>
    <meta:generator>LibreOffice/5.2.3.3$MacOSX_X86_64 LibreOffice_project/d54a8868f08a7b39642414cf2c8ef2f228f780cf</meta:generator>
    <meta:document-statistic meta:object-count="58"/>
  </office:meta>
</office:document-meta>
</file>

<file path=Object 1/content.xml><?xml version="1.0" encoding="utf-8"?>
<math xmlns="http://www.w3.org/1998/Math/MathML" display="block">
  <semantics>
    <mrow>
      <mo stretchy="false">{</mo>
      <msub>
        <mi>C</mi>
        <mn>2</mn>
      </msub>
      <mo stretchy="false">}</mo>
    </mrow>
    <annotation encoding="StarMath 5.0">\{C_{2}\}</annotation>
  </semantics>
</math>
</file>

<file path=Object 10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11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12/content.xml><?xml version="1.0" encoding="utf-8"?>
<math xmlns="http://www.w3.org/1998/Math/MathML" display="block">
  <semantics>
    <mrow>
      <mo stretchy="false">{</mo>
      <msub>
        <mi>C</mi>
        <mrow>
          <mn>3</mn>
          <mi>,</mi>
          <mi mathvariant="italic">REAL</mi>
        </mrow>
      </msub>
      <mo stretchy="false">}</mo>
    </mrow>
    <annotation encoding="StarMath 5.0">\{C_{3,REAL}\}</annotation>
  </semantics>
</math>
</file>

<file path=Object 13/content.xml><?xml version="1.0" encoding="utf-8"?>
<math xmlns="http://www.w3.org/1998/Math/MathML" display="block">
  <semantics>
    <mrow>
      <mo stretchy="false">{</mo>
      <msub>
        <mi>C</mi>
        <mrow>
          <mn>2</mn>
          <mi>,</mi>
          <mi mathvariant="italic">REAL</mi>
        </mrow>
      </msub>
      <mo stretchy="false">}</mo>
    </mrow>
    <annotation encoding="StarMath 5.0">\{C_{2,REAL}\}</annotation>
  </semantics>
</math>
</file>

<file path=Object 14/content.xml><?xml version="1.0" encoding="utf-8"?>
<math xmlns="http://www.w3.org/1998/Math/MathML" display="block">
  <semantics>
    <mrow>
      <mo stretchy="false">{</mo>
      <msub>
        <mi>C</mi>
        <mrow>
          <mn>1</mn>
          <mi>,</mi>
          <mi mathvariant="italic">REAL</mi>
        </mrow>
      </msub>
      <mo stretchy="false">}</mo>
    </mrow>
    <annotation encoding="StarMath 5.0">\{C_{1,REAL}\}</annotation>
  </semantics>
</math>
</file>

<file path=Object 15/content.xml><?xml version="1.0" encoding="utf-8"?>
<math xmlns="http://www.w3.org/1998/Math/MathML" display="block">
  <semantics>
    <msub>
      <mi>P</mi>
      <mi>G</mi>
    </msub>
    <annotation encoding="StarMath 5.0">P_{G}</annotation>
  </semantics>
</math>
</file>

<file path=Object 16/content.xml><?xml version="1.0" encoding="utf-8"?>
<math xmlns="http://www.w3.org/1998/Math/MathML" display="block">
  <semantics>
    <mrow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 }\(X,Y,Z,A,B,C\)</annotation>
  </semantics>
</math>
</file>

<file path=Object 17/content.xml><?xml version="1.0" encoding="utf-8"?>
<math xmlns="http://www.w3.org/1998/Math/MathML" display="block">
  <semantics>
    <mrow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</mrow>
    <annotation encoding="StarMath 5.0">T_{ R }^{ S_{0} }\(A_{x}\)</annotation>
  </semantics>
</math>
</file>

<file path=Object 18/content.xml><?xml version="1.0" encoding="utf-8"?>
<math xmlns="http://www.w3.org/1998/Math/MathML" display="block">
  <semantics>
    <msubsup>
      <mi>T</mi>
      <msub>
        <mi>S</mi>
        <mn>0</mn>
      </msub>
      <msub>
        <mi>Y</mi>
        <mn>0</mn>
      </msub>
    </msubsup>
    <annotation encoding="StarMath 5.0">T_{ S_{0} }^{ Y_{0} }</annotation>
  </semantics>
</math>
</file>

<file path=Object 19/content.xml><?xml version="1.0" encoding="utf-8"?>
<math xmlns="http://www.w3.org/1998/Math/MathML" display="block">
  <semantics>
    <msubsup>
      <mi>T</mi>
      <msub>
        <mi>Y</mi>
        <mn>0</mn>
      </msub>
      <msub>
        <mi>Y</mi>
        <mrow>
          <mn>0</mn>
          <mi>,</mi>
          <mi mathvariant="italic">REAL</mi>
        </mrow>
      </msub>
    </msubsup>
    <annotation encoding="StarMath 5.0">T_{ Y_{0} }^{ Y_{0,REAL} }</annotation>
  </semantics>
</math>
</file>

<file path=Object 2/content.xml><?xml version="1.0" encoding="utf-8"?>
<math xmlns="http://www.w3.org/1998/Math/MathML" display="block">
  <semantics>
    <mrow>
      <mo stretchy="false">{</mo>
      <msub>
        <mi>C</mi>
        <mn>3</mn>
      </msub>
      <mo stretchy="false">}</mo>
    </mrow>
    <annotation encoding="StarMath 5.0">\{C_{3}\}</annotation>
  </semantics>
</math>
</file>

<file path=Object 20/content.xml><?xml version="1.0" encoding="utf-8"?>
<math xmlns="http://www.w3.org/1998/Math/MathML" display="block">
  <semantics>
    <mrow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</mrow>
    <annotation encoding="StarMath 5.0">T_{ Y_{0,REAL} }^{ C_{4} }\( A_{Y} \)</annotation>
  </semantics>
</math>
</file>

<file path=Object 21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22/content.xml><?xml version="1.0" encoding="utf-8"?>
<math xmlns="http://www.w3.org/1998/Math/MathML" display="block">
  <semantics>
    <msubsup>
      <mi>T</mi>
      <msub>
        <mi>C</mi>
        <mn>4</mn>
      </msub>
      <mi>L</mi>
    </msubsup>
    <annotation encoding="StarMath 5.0">T_{ C_{4} }^{ L }</annotation>
  </semantics>
</math>
</file>

<file path=Object 23/content.xml><?xml version="1.0" encoding="utf-8"?>
<math xmlns="http://www.w3.org/1998/Math/MathML" display="block">
  <semantics>
    <msubsup>
      <mi>T</mi>
      <mi>R</mi>
      <msub>
        <mi>C</mi>
        <mn>3</mn>
      </msub>
    </msubsup>
    <annotation encoding="StarMath 5.0">T_{ R }^{ C_{3} }</annotation>
  </semantics>
</math>
</file>

<file path=Object 24/content.xml><?xml version="1.0" encoding="utf-8"?>
<math xmlns="http://www.w3.org/1998/Math/MathML" display="block">
  <semantics>
    <msubsup>
      <mi>T</mi>
      <mi>R</mi>
      <msub>
        <mi>C</mi>
        <mn>2</mn>
      </msub>
    </msubsup>
    <annotation encoding="StarMath 5.0">T_{ R }^{ C_{2} }</annotation>
  </semantics>
</math>
</file>

<file path=Object 25/content.xml><?xml version="1.0" encoding="utf-8"?>
<math xmlns="http://www.w3.org/1998/Math/MathML" display="block">
  <semantics>
    <msubsup>
      <mi>T</mi>
      <mi>R</mi>
      <msub>
        <mi>C</mi>
        <mn>1</mn>
      </msub>
    </msubsup>
    <annotation encoding="StarMath 5.0">T_{ R }^{ C_{1} }</annotation>
  </semantics>
</math>
</file>

<file path=Object 26/content.xml><?xml version="1.0" encoding="utf-8"?>
<math xmlns="http://www.w3.org/1998/Math/MathML" display="block">
  <semantics>
    <msubsup>
      <mi>T</mi>
      <msub>
        <mi>C</mi>
        <mn>1</mn>
      </msub>
      <msub>
        <mi>C</mi>
        <mrow>
          <mn>1</mn>
          <mi>,</mi>
          <mi mathvariant="italic">REAL</mi>
        </mrow>
      </msub>
    </msubsup>
    <annotation encoding="StarMath 5.0">T_{ C_{1} }^{ C_{1,REAL} }</annotation>
  </semantics>
</math>
</file>

<file path=Object 27/content.xml><?xml version="1.0" encoding="utf-8"?>
<math xmlns="http://www.w3.org/1998/Math/MathML" display="block">
  <semantics>
    <msubsup>
      <mi>T</mi>
      <msub>
        <mi>C</mi>
        <mn>2</mn>
      </msub>
      <msub>
        <mi>C</mi>
        <mrow>
          <mn>2</mn>
          <mi>,</mi>
          <mi mathvariant="italic">REAL</mi>
        </mrow>
      </msub>
    </msubsup>
    <annotation encoding="StarMath 5.0">T_{ C_{2} }^{ C_{2,REAL} }</annotation>
  </semantics>
</math>
</file>

<file path=Object 28/content.xml><?xml version="1.0" encoding="utf-8"?>
<math xmlns="http://www.w3.org/1998/Math/MathML" display="block">
  <semantics>
    <msubsup>
      <mi>T</mi>
      <msub>
        <mi>C</mi>
        <mn>3</mn>
      </msub>
      <msub>
        <mi>C</mi>
        <mrow>
          <mn>3</mn>
          <mi>,</mi>
          <mi mathvariant="italic">REAL</mi>
        </mrow>
      </msub>
    </msubsup>
    <annotation encoding="StarMath 5.0">T_{ C_{3} }^{ C_{3,REAL} }</annotation>
  </semantics>
</math>
</file>

<file path=Object 29/content.xml><?xml version="1.0" encoding="utf-8"?>
<math xmlns="http://www.w3.org/1998/Math/MathML" display="block">
  <semantics>
    <msub>
      <mi>P</mi>
      <mi>B</mi>
    </msub>
    <annotation encoding="StarMath 5.0">P_{B}</annotation>
  </semantics>
</math>
</file>

<file path=Object 3/content.xml><?xml version="1.0" encoding="utf-8"?>
<math xmlns="http://www.w3.org/1998/Math/MathML" display="block">
  <semantics>
    <mrow>
      <mo stretchy="false">{</mo>
      <msub>
        <mi>C</mi>
        <mn>1</mn>
      </msub>
      <mo stretchy="false">}</mo>
    </mrow>
    <annotation encoding="StarMath 5.0">\{C_{1}\}</annotation>
  </semantics>
</math>
</file>

<file path=Object 30/content.xml><?xml version="1.0" encoding="utf-8"?>
<math xmlns="http://www.w3.org/1998/Math/MathML" display="block">
  <semantics>
    <mrow>
      <mo stretchy="false">{</mo>
      <mi mathvariant="italic">LPC</mi>
      <mo stretchy="false">}</mo>
    </mrow>
    <annotation encoding="StarMath 5.0">\{LPC\}</annotation>
  </semantics>
</math>
</file>

<file path=Object 31/content.xml><?xml version="1.0" encoding="utf-8"?>
<math xmlns="http://www.w3.org/1998/Math/MathML" display="block">
  <semantics>
    <msubsup>
      <mi>T</mi>
      <mi mathvariant="italic">LPC</mi>
      <mi>S</mi>
    </msubsup>
    <annotation encoding="StarMath 5.0">T_{ LPC }^{ S }</annotation>
  </semantics>
</math>
</file>

<file path=Object 32/content.xml><?xml version="1.0" encoding="utf-8"?>
<math xmlns="http://www.w3.org/1998/Math/MathML" display="block">
  <semantics>
    <mrow>
      <mo stretchy="false">{</mo>
      <mi mathvariant="italic">PCB</mi>
      <mo stretchy="false">}</mo>
    </mrow>
    <annotation encoding="StarMath 5.0">\{PCB\}</annotation>
  </semantics>
</math>
</file>

<file path=Object 33/content.xml><?xml version="1.0" encoding="utf-8"?>
<math xmlns="http://www.w3.org/1998/Math/MathML" display="block">
  <semantics>
    <msubsup>
      <mi>T</mi>
      <mi>R</mi>
      <mi mathvariant="italic">PCB</mi>
    </msubsup>
    <annotation encoding="StarMath 5.0">T_{ R }^{ PCB }</annotation>
  </semantics>
</math>
</file>

<file path=Object 34/content.xml><?xml version="1.0" encoding="utf-8"?>
<math xmlns="http://www.w3.org/1998/Math/MathML" display="block">
  <semantics>
    <mrow>
      <mi mathvariant="italic">NOTATION</mi>
      <mi mathvariant="normal">:</mi>
      <msubsup>
        <mi>T</mi>
        <mi>j</mi>
        <mi>i</mi>
      </msubsup>
      <mrow>
        <mi mathvariant="italic">representsfromFrame</mi>
        <mo stretchy="false">−</mo>
        <mi mathvariant="italic">jtoFrame</mi>
        <mo stretchy="false">−</mo>
        <mi>i</mi>
      </mrow>
    </mrow>
    <annotation encoding="StarMath 5.0">NOTATION: T_{ j }^{ i } representsfromFrame-jtoFrame-i</annotation>
  </semantics>
</math>
</file>

<file path=Object 35/content.xml><?xml version="1.0" encoding="utf-8"?>
<math xmlns="http://www.w3.org/1998/Math/MathML" display="block">
  <semantics>
    <mrow>
      <mrow>
        <msub>
          <mi>P</mi>
          <msub>
            <mi>C</mi>
            <mi>i</mi>
          </msub>
        </msub>
        <mo stretchy="false">=</mo>
        <msubsup>
          <mi>T</mi>
          <msub>
            <mi>C</mi>
            <mrow>
              <mi>i</mi>
              <mi>,</mi>
              <mi mathvariant="italic">REAL</mi>
            </mrow>
          </msub>
          <msub>
            <mi>C</mi>
            <mi>i</mi>
          </msub>
        </msubsup>
      </mrow>
      <msubsup>
        <mi>T</mi>
        <msub>
          <mi>C</mi>
          <mi>i</mi>
        </msub>
        <mi>R</mi>
      </msubsup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  <msub>
        <mi>P</mi>
        <mi>B</mi>
      </msub>
    </mrow>
    <annotation encoding="StarMath 5.0">P_{C_{i}}=T_{C_{i,REAL}}^{C_{i}}T_{C_{i}}^{R}T_{R}^{S_{0}}\(A_{X}\)T_{S_{0}}^{S}\(X,Y,Z,A,B,C\)P_{ B }</annotation>
  </semantics>
</math>
</file>

<file path=Object 36/content.xml><?xml version="1.0" encoding="utf-8"?>
<math xmlns="http://www.w3.org/1998/Math/MathML" display="block">
  <semantics>
    <mrow>
      <mrow>
        <msub>
          <mi>P</mi>
          <msub>
            <mi>C</mi>
            <mn>4</mn>
          </msub>
        </msub>
        <mo stretchy="false">=</mo>
        <msubsup>
          <mi>T</mi>
          <msub>
            <mi>C</mi>
            <mn>4</mn>
          </msub>
          <msub>
            <mi>Y</mi>
            <mrow>
              <mn>0</mn>
              <mi>,</mi>
              <mi mathvariant="italic">REAL</mi>
            </mrow>
          </msub>
        </msubsup>
      </mrow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C_{4}}=T_{C_{4}}^{Y_{0,REAL}}T_{Y_{0,REAL}}^{Y_{0}}T_{Y_{0}}^{S_{0}}T_{S_{0}}^{R}\(A_{X}\)P_{ R }</annotation>
  </semantics>
</math>
</file>

<file path=Object 37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C</mi>
            <mn>3</mn>
          </msub>
        </msubsup>
      </mrow>
      <msubsup>
        <mi>T</mi>
        <msub>
          <mi>C</mi>
          <mn>3</mn>
        </msub>
        <msub>
          <mi>C</mi>
          <mrow>
            <mn>3</mn>
            <mi>,</mi>
            <mi mathvariant="italic">REAL</mi>
          </mrow>
        </msub>
      </msubsup>
      <msub>
        <mi>P</mi>
        <msub>
          <mi>C</mi>
          <mrow>
            <mn>3</mn>
            <mi>,</mi>
            <mi mathvariant="italic">REAL</mi>
          </mrow>
        </msub>
      </msub>
    </mrow>
    <annotation encoding="StarMath 5.0">P_{R}=T_{R}^{C_{3}}T_{C_{3}}^{C_{3,REAL}}P_{ C_{3,REAL} }</annotation>
  </semantics>
</math>
</file>

<file path=Object 38/content.xml><?xml version="1.0" encoding="utf-8"?>
<math xmlns="http://www.w3.org/1998/Math/MathML" display="block">
  <semantics>
    <mrow>
      <mrow>
        <msub>
          <mi>P</mi>
          <msub>
            <mi>L</mi>
            <mi mathvariant="italic">REAL</mi>
          </msub>
        </msub>
        <mo stretchy="false">=</mo>
        <msubsup>
          <mi>T</mi>
          <msub>
            <mi>L</mi>
            <mi mathvariant="italic">REAL</mi>
          </msub>
          <mi>L</mi>
        </msubsup>
      </mrow>
      <msubsup>
        <mi>T</mi>
        <mi>L</mi>
        <msub>
          <mi>C</mi>
          <mn>4</mn>
        </msub>
      </msubsup>
      <msubsup>
        <mi>T</mi>
        <msub>
          <mi>C</mi>
          <mn>4</mn>
        </msub>
        <msub>
          <mi>Y</mi>
          <mrow>
            <mn>0</mn>
            <mi>,</mi>
            <mi mathvariant="italic">REAL</mi>
          </mrow>
        </msub>
      </msubsup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L_{REAL}}=T_{L_{REAL}}^{L}T_{L}^{C_{4}}T_{C_4}^{ Y_{0,REAL} }\(A_{Y}\)T_{ Y_{0,REAL} }^{ Y_{0} }T_{ Y_{0} }^{ S_{0} }T_{ S_{0} }^{ R }\( A_{X} \)P_{ R }</annotation>
  </semantics>
</math>
</file>

<file path=Object 39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S</mi>
            <mn>0</mn>
          </msub>
        </msubsup>
      </mrow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  <msub>
        <mi>P</mi>
        <msub>
          <mi>C</mi>
          <mn>4</mn>
        </msub>
      </msub>
    </mrow>
    <annotation encoding="StarMath 5.0">P_{R}=T_{R}^{S_{0}}T_{S_{0}}^{Y_{0}}T_{Y_{0}}^{Y_{0,REAL}}T_{Y_{0,REAL}}^{C_{4}}\(A_{Y}\)P_{ C_{4} }</annotation>
  </semantics>
</math>
</file>

<file path=Object 4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

<file path=Object 40/content.xml><?xml version="1.0" encoding="utf-8"?>
<math xmlns="http://www.w3.org/1998/Math/MathML" display="block">
  <semantics>
    <mrow>
      <mrow>
        <msub>
          <mi>V</mi>
          <mi>R</mi>
        </msub>
        <mo stretchy="false">=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1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1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row>
        <msub>
          <mi>P</mi>
          <msub>
            <mi>L</mi>
            <mrow>
              <mi mathvariant="italic">REAL</mi>
              <mi>,</mi>
              <mn>1</mn>
            </mrow>
          </msub>
        </msub>
        <mo stretchy="false">−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2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2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sub>
        <mi>P</mi>
        <msub>
          <mi>L</mi>
          <mrow>
            <mi mathvariant="italic">REAL</mi>
            <mi>,</mi>
            <mn>2</mn>
          </mrow>
        </msub>
      </msub>
    </mrow>
    <annotation encoding="StarMath 5.0">V_{R}=T_{R}^{S_{0}}\(A_{X,1}\)T_{S_{0}}^{Y_{0}}T_{Y_{0}}^{Y_{0,REAL}}T_{Y_{0,REAL}}^{C_{4}}\(A_{Y,1}\)T_{C_{4}}^{L}T_{L}^{L_{REAL}}P_{ L_{REAL,1} } - 
T_{R}^{S_{0}}\(A_{X,2}\)T_{S_{0}}^{Y_{0}}T_{Y_{0}}^{Y_{0,REAL}}T_{Y_{0,REAL}}^{C_{4}}\(A_{Y,2}\)T_{C_{4}}^{L}T_{L}^{L_{REAL}}P_{ L_{REAL,2} }</annotation>
  </semantics>
</math>
</file>

<file path=Object 5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6/content.xml><?xml version="1.0" encoding="utf-8"?>
<math xmlns="http://www.w3.org/1998/Math/MathML" display="block">
  <semantics>
    <mrow>
      <mo stretchy="false">{</mo>
      <mi>S</mi>
      <mo stretchy="false">}</mo>
    </mrow>
    <annotation encoding="StarMath 5.0">\{S\}</annotation>
  </semantics>
</math>
</file>

<file path=Object 7/content.xml><?xml version="1.0" encoding="utf-8"?>
<math xmlns="http://www.w3.org/1998/Math/MathML" display="block">
  <semantics>
    <mrow>
      <mo stretchy="false">{</mo>
      <msub>
        <mi>Y</mi>
        <mn>0</mn>
      </msub>
      <mo stretchy="false">}</mo>
    </mrow>
    <annotation encoding="StarMath 5.0">\{Y_{0}\}</annotation>
  </semantics>
</math>
</file>

<file path=Object 8/content.xml><?xml version="1.0" encoding="utf-8"?>
<math xmlns="http://www.w3.org/1998/Math/MathML" display="block">
  <semantics>
    <mrow>
      <mo stretchy="false">{</mo>
      <msub>
        <mi>Y</mi>
        <mrow>
          <mn>0</mn>
          <mi>,</mi>
          <mi mathvariant="italic">REAL</mi>
        </mrow>
      </msub>
      <mo stretchy="false">}</mo>
    </mrow>
    <annotation encoding="StarMath 5.0">\{Y_{0,REAL}\}</annotation>
  </semantics>
</math>
</file>

<file path=Object 9/content.xml><?xml version="1.0" encoding="utf-8"?>
<math xmlns="http://www.w3.org/1998/Math/MathML" display="block">
  <semantics>
    <mrow>
      <mo stretchy="false">{</mo>
      <msub>
        <mi>C</mi>
        <mn>4</mn>
      </msub>
      <mo stretchy="false">}</mo>
    </mrow>
    <annotation encoding="StarMath 5.0">\{C_{4}\}</annotation>
  </semantics>
</math>
</file>